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24 wk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2 wk 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2 wk 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 wk 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float" office:value="1437977" calcext:value-type="float">
            <text:p>1437977</text:p>
          </table:table-cell>
          <table:table-cell office:value-type="float" office:value="1442251" calcext:value-type="float">
            <text:p>1442251</text:p>
          </table:table-cell>
          <table:table-cell/>
          <table:table-cell office:value-type="float" office:value="1451908" calcext:value-type="float">
            <text:p>1451908</text:p>
          </table:table-cell>
          <table:table-cell office:value-type="float" office:value="1443454" calcext:value-type="float">
            <text:p>1443454</text:p>
          </table:table-cell>
          <table:table-cell/>
          <table:table-cell office:value-type="float" office:value="1520253" calcext:value-type="float">
            <text:p>1520253</text:p>
          </table:table-cell>
          <table:table-cell office:value-type="float" office:value="1565338" calcext:value-type="float">
            <text:p>1565338</text:p>
          </table:table-cell>
          <table:table-cell/>
          <table:table-cell office:value-type="float" office:value="1506049" calcext:value-type="float">
            <text:p>1506049</text:p>
          </table:table-cell>
          <table:table-cell office:value-type="float" office:value="1532024" calcext:value-type="float">
            <text:p>1532024</text:p>
          </table:table-cell>
        </table:table-row>
        <table:table-row table:style-name="ro1">
          <table:table-cell/>
          <table:table-cell office:value-type="float" office:value="1449462" calcext:value-type="float">
            <text:p>1449462</text:p>
          </table:table-cell>
          <table:table-cell office:value-type="float" office:value="1457157" calcext:value-type="float">
            <text:p>1457157</text:p>
          </table:table-cell>
          <table:table-cell/>
          <table:table-cell office:value-type="float" office:value="1458225" calcext:value-type="float">
            <text:p>1458225</text:p>
          </table:table-cell>
          <table:table-cell office:value-type="float" office:value="1451294" calcext:value-type="float">
            <text:p>1451294</text:p>
          </table:table-cell>
          <table:table-cell/>
          <table:table-cell office:value-type="float" office:value="1525947" calcext:value-type="float">
            <text:p>1525947</text:p>
          </table:table-cell>
          <table:table-cell office:value-type="float" office:value="1567352" calcext:value-type="float">
            <text:p>1567352</text:p>
          </table:table-cell>
          <table:table-cell/>
          <table:table-cell office:value-type="float" office:value="1510553" calcext:value-type="float">
            <text:p>1510553</text:p>
          </table:table-cell>
          <table:table-cell office:value-type="float" office:value="1535361" calcext:value-type="float">
            <text:p>1535361</text:p>
          </table:table-cell>
        </table:table-row>
        <table:table-row table:style-name="ro1">
          <table:table-cell/>
          <table:table-cell office:value-type="float" office:value="1466816" calcext:value-type="float">
            <text:p>1466816</text:p>
          </table:table-cell>
          <table:table-cell office:value-type="float" office:value="1470215" calcext:value-type="float">
            <text:p>1470215</text:p>
          </table:table-cell>
          <table:table-cell/>
          <table:table-cell office:value-type="float" office:value="1495262" calcext:value-type="float">
            <text:p>1495262</text:p>
          </table:table-cell>
          <table:table-cell office:value-type="float" office:value="1499509" calcext:value-type="float">
            <text:p>1499509</text:p>
          </table:table-cell>
          <table:table-cell/>
          <table:table-cell office:value-type="float" office:value="1522720" calcext:value-type="float">
            <text:p>1522720</text:p>
          </table:table-cell>
          <table:table-cell office:value-type="float" office:value="1570557" calcext:value-type="float">
            <text:p>1570557</text:p>
          </table:table-cell>
          <table:table-cell/>
          <table:table-cell office:value-type="float" office:value="1495985" calcext:value-type="float">
            <text:p>1495985</text:p>
          </table:table-cell>
          <table:table-cell office:value-type="float" office:value="1521346" calcext:value-type="float">
            <text:p>1521346</text:p>
          </table:table-cell>
        </table:table-row>
        <table:table-row table:style-name="ro1">
          <table:table-cell/>
          <table:table-cell office:value-type="float" office:value="1470971" calcext:value-type="float">
            <text:p>1470971</text:p>
          </table:table-cell>
          <table:table-cell office:value-type="float" office:value="1476992" calcext:value-type="float">
            <text:p>1476992</text:p>
          </table:table-cell>
          <table:table-cell/>
          <table:table-cell office:value-type="float" office:value="1530276" calcext:value-type="float">
            <text:p>1530276</text:p>
          </table:table-cell>
          <table:table-cell office:value-type="float" office:value="1537104" calcext:value-type="float">
            <text:p>1537104</text:p>
          </table:table-cell>
          <table:table-cell/>
          <table:table-cell office:value-type="float" office:value="1548995" calcext:value-type="float">
            <text:p>1548995</text:p>
          </table:table-cell>
          <table:table-cell office:value-type="float" office:value="1592118" calcext:value-type="float">
            <text:p>1592118</text:p>
          </table:table-cell>
          <table:table-cell/>
          <table:table-cell office:value-type="float" office:value="1522650" calcext:value-type="float">
            <text:p>1522650</text:p>
          </table:table-cell>
          <table:table-cell office:value-type="float" office:value="1547888" calcext:value-type="float">
            <text:p>1547888</text:p>
          </table:table-cell>
        </table:table-row>
        <table:table-row table:style-name="ro1">
          <table:table-cell/>
          <table:table-cell office:value-type="float" office:value="1470759" calcext:value-type="float">
            <text:p>1470759</text:p>
          </table:table-cell>
          <table:table-cell office:value-type="float" office:value="1478958" calcext:value-type="float">
            <text:p>1478958</text:p>
          </table:table-cell>
          <table:table-cell/>
          <table:table-cell office:value-type="float" office:value="1536967" calcext:value-type="float">
            <text:p>1536967</text:p>
          </table:table-cell>
          <table:table-cell office:value-type="float" office:value="1542441" calcext:value-type="float">
            <text:p>1542441</text:p>
          </table:table-cell>
          <table:table-cell/>
          <table:table-cell office:value-type="float" office:value="1550164" calcext:value-type="float">
            <text:p>1550164</text:p>
          </table:table-cell>
          <table:table-cell office:value-type="float" office:value="1593142" calcext:value-type="float">
            <text:p>1593142</text:p>
          </table:table-cell>
          <table:table-cell/>
          <table:table-cell office:value-type="float" office:value="1603044" calcext:value-type="float">
            <text:p>1603044</text:p>
          </table:table-cell>
          <table:table-cell office:value-type="float" office:value="1629993" calcext:value-type="float">
            <text:p>1629993</text:p>
          </table:table-cell>
        </table:table-row>
        <table:table-row table:style-name="ro1">
          <table:table-cell/>
          <table:table-cell office:value-type="float" office:value="1547527" calcext:value-type="float">
            <text:p>1547527</text:p>
          </table:table-cell>
          <table:table-cell office:value-type="float" office:value="1552808" calcext:value-type="float">
            <text:p>1552808</text:p>
          </table:table-cell>
          <table:table-cell/>
          <table:table-cell office:value-type="float" office:value="1542441" calcext:value-type="float">
            <text:p>1542441</text:p>
          </table:table-cell>
          <table:table-cell office:value-type="float" office:value="1563997" calcext:value-type="float">
            <text:p>1563997</text:p>
          </table:table-cell>
          <table:table-cell/>
          <table:table-cell office:value-type="float" office:value="1556107" calcext:value-type="float">
            <text:p>1556107</text:p>
          </table:table-cell>
          <table:table-cell office:value-type="float" office:value="1605358" calcext:value-type="float">
            <text:p>1605358</text:p>
          </table:table-cell>
          <table:table-cell/>
          <table:table-cell office:value-type="float" office:value="1603491" calcext:value-type="float">
            <text:p>1603491</text:p>
          </table:table-cell>
          <table:table-cell office:value-type="float" office:value="1633498" calcext:value-type="float">
            <text:p>1633498</text:p>
          </table:table-cell>
        </table:table-row>
        <table:table-row table:style-name="ro1">
          <table:table-cell/>
          <table:table-cell office:value-type="float" office:value="1550738" calcext:value-type="float">
            <text:p>1550738</text:p>
          </table:table-cell>
          <table:table-cell office:value-type="float" office:value="1557697" calcext:value-type="float">
            <text:p>1557697</text:p>
          </table:table-cell>
          <table:table-cell/>
          <table:table-cell office:value-type="float" office:value="1559163" calcext:value-type="float">
            <text:p>1559163</text:p>
          </table:table-cell>
          <table:table-cell office:value-type="float" office:value="1572624" calcext:value-type="float">
            <text:p>1572624</text:p>
          </table:table-cell>
          <table:table-cell/>
          <table:table-cell office:value-type="float" office:value="1559953" calcext:value-type="float">
            <text:p>1559953</text:p>
          </table:table-cell>
          <table:table-cell office:value-type="float" office:value="1603002" calcext:value-type="float">
            <text:p>1603002</text:p>
          </table:table-cell>
          <table:table-cell/>
          <table:table-cell office:value-type="float" office:value="1614044" calcext:value-type="float">
            <text:p>1614044</text:p>
          </table:table-cell>
          <table:table-cell office:value-type="float" office:value="1640907" calcext:value-type="float">
            <text:p>1640907</text:p>
          </table:table-cell>
        </table:table-row>
        <table:table-row table:style-name="ro1">
          <table:table-cell/>
          <table:table-cell office:value-type="float" office:value="1558159" calcext:value-type="float">
            <text:p>1558159</text:p>
          </table:table-cell>
          <table:table-cell office:value-type="float" office:value="1563232" calcext:value-type="float">
            <text:p>1563232</text:p>
          </table:table-cell>
          <table:table-cell/>
          <table:table-cell office:value-type="float" office:value="1563980" calcext:value-type="float">
            <text:p>1563980</text:p>
          </table:table-cell>
          <table:table-cell office:value-type="float" office:value="1572745" calcext:value-type="float">
            <text:p>1572745</text:p>
          </table:table-cell>
          <table:table-cell/>
          <table:table-cell office:value-type="float" office:value="1568994" calcext:value-type="float">
            <text:p>1568994</text:p>
          </table:table-cell>
          <table:table-cell office:value-type="float" office:value="1613999" calcext:value-type="float">
            <text:p>1613999</text:p>
          </table:table-cell>
          <table:table-cell/>
          <table:table-cell office:value-type="float" office:value="1626399" calcext:value-type="float">
            <text:p>1626399</text:p>
          </table:table-cell>
          <table:table-cell office:value-type="float" office:value="1653287" calcext:value-type="float">
            <text:p>1653287</text:p>
          </table:table-cell>
        </table:table-row>
        <table:table-row table:style-name="ro1">
          <table:table-cell/>
          <table:table-cell office:value-type="float" office:value="1420780" calcext:value-type="float">
            <text:p>1420780</text:p>
          </table:table-cell>
          <table:table-cell office:value-type="float" office:value="1423996" calcext:value-type="float">
            <text:p>1423996</text:p>
          </table:table-cell>
          <table:table-cell/>
          <table:table-cell office:value-type="float" office:value="1416673" calcext:value-type="float">
            <text:p>1416673</text:p>
          </table:table-cell>
          <table:table-cell office:value-type="float" office:value="1419791" calcext:value-type="float">
            <text:p>1419791</text:p>
          </table:table-cell>
          <table:table-cell/>
          <table:table-cell office:value-type="float" office:value="1406038" calcext:value-type="float">
            <text:p>1406038</text:p>
          </table:table-cell>
          <table:table-cell office:value-type="float" office:value="1409959" calcext:value-type="float">
            <text:p>1409959</text:p>
          </table:table-cell>
          <table:table-cell/>
          <table:table-cell office:value-type="float" office:value="1562598" calcext:value-type="float">
            <text:p>1562598</text:p>
          </table:table-cell>
          <table:table-cell office:value-type="float" office:value="1564902" calcext:value-type="float">
            <text:p>1564902</text:p>
          </table:table-cell>
        </table:table-row>
        <table:table-row table:style-name="ro1">
          <table:table-cell/>
          <table:table-cell office:value-type="float" office:value="1439431" calcext:value-type="float">
            <text:p>1439431</text:p>
          </table:table-cell>
          <table:table-cell office:value-type="float" office:value="1447602" calcext:value-type="float">
            <text:p>1447602</text:p>
          </table:table-cell>
          <table:table-cell/>
          <table:table-cell office:value-type="float" office:value="1436724" calcext:value-type="float">
            <text:p>1436724</text:p>
          </table:table-cell>
          <table:table-cell office:value-type="float" office:value="1441177" calcext:value-type="float">
            <text:p>1441177</text:p>
          </table:table-cell>
          <table:table-cell/>
          <table:table-cell office:value-type="float" office:value="1462336" calcext:value-type="float">
            <text:p>1462336</text:p>
          </table:table-cell>
          <table:table-cell office:value-type="float" office:value="1465869" calcext:value-type="float">
            <text:p>1465869</text:p>
          </table:table-cell>
          <table:table-cell/>
          <table:table-cell office:value-type="float" office:value="1565211" calcext:value-type="float">
            <text:p>1565211</text:p>
          </table:table-cell>
          <table:table-cell office:value-type="float" office:value="1567117" calcext:value-type="float">
            <text:p>1567117</text:p>
          </table:table-cell>
        </table:table-row>
        <table:table-row table:style-name="ro1">
          <table:table-cell/>
          <table:table-cell office:value-type="float" office:value="1452222" calcext:value-type="float">
            <text:p>1452222</text:p>
          </table:table-cell>
          <table:table-cell office:value-type="float" office:value="1458545" calcext:value-type="float">
            <text:p>1458545</text:p>
          </table:table-cell>
          <table:table-cell/>
          <table:table-cell office:value-type="float" office:value="1451397" calcext:value-type="float">
            <text:p>1451397</text:p>
          </table:table-cell>
          <table:table-cell office:value-type="float" office:value="1456953" calcext:value-type="float">
            <text:p>1456953</text:p>
          </table:table-cell>
          <table:table-cell/>
          <table:table-cell office:value-type="float" office:value="1464822" calcext:value-type="float">
            <text:p>1464822</text:p>
          </table:table-cell>
          <table:table-cell office:value-type="float" office:value="1467817" calcext:value-type="float">
            <text:p>1467817</text:p>
          </table:table-cell>
          <table:table-cell/>
          <table:table-cell office:value-type="float" office:value="1565984" calcext:value-type="float">
            <text:p>1565984</text:p>
          </table:table-cell>
          <table:table-cell office:value-type="float" office:value="1568265" calcext:value-type="float">
            <text:p>1568265</text:p>
          </table:table-cell>
        </table:table-row>
        <table:table-row table:style-name="ro1">
          <table:table-cell/>
          <table:table-cell office:value-type="float" office:value="1466717" calcext:value-type="float">
            <text:p>1466717</text:p>
          </table:table-cell>
          <table:table-cell office:value-type="float" office:value="1468831" calcext:value-type="float">
            <text:p>1468831</text:p>
          </table:table-cell>
          <table:table-cell/>
          <table:table-cell office:value-type="float" office:value="1457440" calcext:value-type="float">
            <text:p>1457440</text:p>
          </table:table-cell>
          <table:table-cell office:value-type="float" office:value="1464329" calcext:value-type="float">
            <text:p>1464329</text:p>
          </table:table-cell>
          <table:table-cell/>
          <table:table-cell office:value-type="float" office:value="1464696" calcext:value-type="float">
            <text:p>1464696</text:p>
          </table:table-cell>
          <table:table-cell office:value-type="float" office:value="1467772" calcext:value-type="float">
            <text:p>1467772</text:p>
          </table:table-cell>
          <table:table-cell/>
          <table:table-cell office:value-type="float" office:value="1605086" calcext:value-type="float">
            <text:p>1605086</text:p>
          </table:table-cell>
          <table:table-cell office:value-type="float" office:value="1607312" calcext:value-type="float">
            <text:p>1607312</text:p>
          </table:table-cell>
        </table:table-row>
        <table:table-row table:style-name="ro1">
          <table:table-cell/>
          <table:table-cell office:value-type="float" office:value="1491327" calcext:value-type="float">
            <text:p>1491327</text:p>
          </table:table-cell>
          <table:table-cell office:value-type="float" office:value="1498631" calcext:value-type="float">
            <text:p>1498631</text:p>
          </table:table-cell>
          <table:table-cell/>
          <table:table-cell office:value-type="float" office:value="1599284" calcext:value-type="float">
            <text:p>1599284</text:p>
          </table:table-cell>
          <table:table-cell office:value-type="float" office:value="1608920" calcext:value-type="float">
            <text:p>1608920</text:p>
          </table:table-cell>
          <table:table-cell/>
          <table:table-cell office:value-type="float" office:value="1507346" calcext:value-type="float">
            <text:p>1507346</text:p>
          </table:table-cell>
          <table:table-cell office:value-type="float" office:value="1518182" calcext:value-type="float">
            <text:p>1518182</text:p>
          </table:table-cell>
          <table:table-cell/>
          <table:table-cell office:value-type="float" office:value="1607312" calcext:value-type="float">
            <text:p>1607312</text:p>
          </table:table-cell>
          <table:table-cell office:value-type="float" office:value="1609723" calcext:value-type="float">
            <text:p>1609723</text:p>
          </table:table-cell>
        </table:table-row>
        <table:table-row table:style-name="ro1">
          <table:table-cell/>
          <table:table-cell office:value-type="float" office:value="1494831" calcext:value-type="float">
            <text:p>1494831</text:p>
          </table:table-cell>
          <table:table-cell office:value-type="float" office:value="1504497" calcext:value-type="float">
            <text:p>1504497</text:p>
          </table:table-cell>
          <table:table-cell/>
          <table:table-cell office:value-type="float" office:value="1603301" calcext:value-type="float">
            <text:p>1603301</text:p>
          </table:table-cell>
          <table:table-cell office:value-type="float" office:value="1614172" calcext:value-type="float">
            <text:p>1614172</text:p>
          </table:table-cell>
          <table:table-cell/>
          <table:table-cell office:value-type="float" office:value="1510045" calcext:value-type="float">
            <text:p>1510045</text:p>
          </table:table-cell>
          <table:table-cell office:value-type="float" office:value="1520556" calcext:value-type="float">
            <text:p>1520556</text:p>
          </table:table-cell>
          <table:table-cell/>
          <table:table-cell office:value-type="float" office:value="1492934" calcext:value-type="float">
            <text:p>1492934</text:p>
          </table:table-cell>
          <table:table-cell office:value-type="float" office:value="1518849" calcext:value-type="float">
            <text:p>1518849</text:p>
          </table:table-cell>
        </table:table-row>
        <table:table-row table:style-name="ro1">
          <table:table-cell/>
          <table:table-cell office:value-type="float" office:value="1537024" calcext:value-type="float">
            <text:p>1537024</text:p>
          </table:table-cell>
          <table:table-cell office:value-type="float" office:value="1541416" calcext:value-type="float">
            <text:p>1541416</text:p>
          </table:table-cell>
          <table:table-cell/>
          <table:table-cell office:value-type="float" office:value="1605791" calcext:value-type="float">
            <text:p>1605791</text:p>
          </table:table-cell>
          <table:table-cell office:value-type="float" office:value="1617486" calcext:value-type="float">
            <text:p>1617486</text:p>
          </table:table-cell>
          <table:table-cell/>
          <table:table-cell office:value-type="float" office:value="1511449" calcext:value-type="float">
            <text:p>1511449</text:p>
          </table:table-cell>
          <table:table-cell office:value-type="float" office:value="1520556" calcext:value-type="float">
            <text:p>1520556</text:p>
          </table:table-cell>
          <table:table-cell/>
          <table:table-cell office:value-type="float" office:value="1492444" calcext:value-type="float">
            <text:p>1492444</text:p>
          </table:table-cell>
          <table:table-cell office:value-type="float" office:value="1556870" calcext:value-type="float">
            <text:p>1556870</text:p>
          </table:table-cell>
        </table:table-row>
        <table:table-row table:style-name="ro1">
          <table:table-cell/>
          <table:table-cell office:value-type="float" office:value="1537472" calcext:value-type="float">
            <text:p>1537472</text:p>
          </table:table-cell>
          <table:table-cell office:value-type="float" office:value="1542626" calcext:value-type="float">
            <text:p>1542626</text:p>
          </table:table-cell>
          <table:table-cell/>
          <table:table-cell office:value-type="float" office:value="1613807" calcext:value-type="float">
            <text:p>1613807</text:p>
          </table:table-cell>
          <table:table-cell office:value-type="float" office:value="1621788" calcext:value-type="float">
            <text:p>1621788</text:p>
          </table:table-cell>
          <table:table-cell/>
          <table:table-cell office:value-type="float" office:value="1511449" calcext:value-type="float">
            <text:p>1511449</text:p>
          </table:table-cell>
          <table:table-cell office:value-type="float" office:value="1521942" calcext:value-type="float">
            <text:p>1521942</text:p>
          </table:table-cell>
          <table:table-cell/>
          <table:table-cell office:value-type="float" office:value="1516431" calcext:value-type="float">
            <text:p>1516431</text:p>
          </table:table-cell>
          <table:table-cell office:value-type="float" office:value="1572114" calcext:value-type="float">
            <text:p>1572114</text:p>
          </table:table-cell>
        </table:table-row>
        <table:table-row table:style-name="ro1">
          <table:table-cell/>
          <table:table-cell office:value-type="float" office:value="1454070" calcext:value-type="float">
            <text:p>1454070</text:p>
          </table:table-cell>
          <table:table-cell office:value-type="float" office:value="1458031" calcext:value-type="float">
            <text:p>1458031</text:p>
          </table:table-cell>
          <table:table-cell/>
          <table:table-cell office:value-type="float" office:value="1446257" calcext:value-type="float">
            <text:p>1446257</text:p>
          </table:table-cell>
          <table:table-cell office:value-type="float" office:value="1448451" calcext:value-type="float">
            <text:p>1448451</text:p>
          </table:table-cell>
          <table:table-cell/>
          <table:table-cell office:value-type="float" office:value="1562777" calcext:value-type="float">
            <text:p>1562777</text:p>
          </table:table-cell>
          <table:table-cell office:value-type="float" office:value="1567760" calcext:value-type="float">
            <text:p>1567760</text:p>
          </table:table-cell>
          <table:table-cell/>
          <table:table-cell office:value-type="float" office:value="1498621" calcext:value-type="float">
            <text:p>1498621</text:p>
          </table:table-cell>
          <table:table-cell office:value-type="float" office:value="1586584" calcext:value-type="float">
            <text:p>1586584</text:p>
          </table:table-cell>
        </table:table-row>
        <table:table-row table:style-name="ro1">
          <table:table-cell/>
          <table:table-cell office:value-type="float" office:value="1450956" calcext:value-type="float">
            <text:p>1450956</text:p>
          </table:table-cell>
          <table:table-cell office:value-type="float" office:value="1458486" calcext:value-type="float">
            <text:p>1458486</text:p>
          </table:table-cell>
          <table:table-cell/>
          <table:table-cell office:value-type="float" office:value="1453730" calcext:value-type="float">
            <text:p>1453730</text:p>
          </table:table-cell>
          <table:table-cell office:value-type="float" office:value="1453774" calcext:value-type="float">
            <text:p>1453774</text:p>
          </table:table-cell>
          <table:table-cell/>
          <table:table-cell office:value-type="float" office:value="1605960" calcext:value-type="float">
            <text:p>1605960</text:p>
          </table:table-cell>
          <table:table-cell office:value-type="float" office:value="1611754" calcext:value-type="float">
            <text:p>1611754</text:p>
          </table:table-cell>
          <table:table-cell/>
          <table:table-cell office:value-type="float" office:value="1485297" calcext:value-type="float">
            <text:p>1485297</text:p>
          </table:table-cell>
          <table:table-cell office:value-type="float" office:value="2845496" calcext:value-type="float">
            <text:p>2845496</text:p>
          </table:table-cell>
        </table:table-row>
        <table:table-row table:style-name="ro1">
          <table:table-cell/>
          <table:table-cell office:value-type="float" office:value="1459902" calcext:value-type="float">
            <text:p>1459902</text:p>
          </table:table-cell>
          <table:table-cell office:value-type="float" office:value="1462052" calcext:value-type="float">
            <text:p>1462052</text:p>
          </table:table-cell>
          <table:table-cell/>
          <table:table-cell office:value-type="float" office:value="1454210" calcext:value-type="float">
            <text:p>1454210</text:p>
          </table:table-cell>
          <table:table-cell office:value-type="float" office:value="1457493" calcext:value-type="float">
            <text:p>1457493</text:p>
          </table:table-cell>
          <table:table-cell/>
          <table:table-cell office:value-type="float" office:value="1496422" calcext:value-type="float">
            <text:p>1496422</text:p>
          </table:table-cell>
          <table:table-cell office:value-type="float" office:value="1501410" calcext:value-type="float">
            <text:p>1501410</text:p>
          </table:table-cell>
          <table:table-cell/>
          <table:table-cell office:value-type="float" office:value="1495874" calcext:value-type="float">
            <text:p>1495874</text:p>
          </table:table-cell>
          <table:table-cell office:value-type="float" office:value="2850276" calcext:value-type="float">
            <text:p>2850276</text:p>
          </table:table-cell>
        </table:table-row>
        <table:table-row table:style-name="ro1">
          <table:table-cell/>
          <table:table-cell office:value-type="float" office:value="1456803" calcext:value-type="float">
            <text:p>1456803</text:p>
          </table:table-cell>
          <table:table-cell office:value-type="float" office:value="1462387" calcext:value-type="float">
            <text:p>1462387</text:p>
          </table:table-cell>
          <table:table-cell/>
          <table:table-cell office:value-type="float" office:value="1527133" calcext:value-type="float">
            <text:p>1527133</text:p>
          </table:table-cell>
          <table:table-cell office:value-type="float" office:value="1540548" calcext:value-type="float">
            <text:p>1540548</text:p>
          </table:table-cell>
          <table:table-cell/>
          <table:table-cell office:value-type="float" office:value="1508714" calcext:value-type="float">
            <text:p>1508714</text:p>
          </table:table-cell>
          <table:table-cell office:value-type="float" office:value="1511296" calcext:value-type="float">
            <text:p>1511296</text:p>
          </table:table-cell>
          <table:table-cell/>
          <table:table-cell office:value-type="float" office:value="1482155" calcext:value-type="float">
            <text:p>1482155</text:p>
          </table:table-cell>
          <table:table-cell office:value-type="float" office:value="2850391" calcext:value-type="float">
            <text:p>2850391</text:p>
          </table:table-cell>
        </table:table-row>
        <table:table-row table:style-name="ro1">
          <table:table-cell/>
          <table:table-cell office:value-type="float" office:value="1463075" calcext:value-type="float">
            <text:p>1463075</text:p>
          </table:table-cell>
          <table:table-cell office:value-type="float" office:value="1465812" calcext:value-type="float">
            <text:p>1465812</text:p>
          </table:table-cell>
          <table:table-cell/>
          <table:table-cell office:value-type="float" office:value="1531481" calcext:value-type="float">
            <text:p>1531481</text:p>
          </table:table-cell>
          <table:table-cell office:value-type="float" office:value="1546378" calcext:value-type="float">
            <text:p>1546378</text:p>
          </table:table-cell>
          <table:table-cell/>
          <table:table-cell office:value-type="float" office:value="1500481" calcext:value-type="float">
            <text:p>1500481</text:p>
          </table:table-cell>
          <table:table-cell office:value-type="float" office:value="1504708" calcext:value-type="float">
            <text:p>1504708</text:p>
          </table:table-cell>
          <table:table-cell/>
          <table:table-cell office:value-type="float" office:value="1492132" calcext:value-type="float">
            <text:p>1492132</text:p>
          </table:table-cell>
          <table:table-cell office:value-type="float" office:value="2863055" calcext:value-type="float">
            <text:p>2863055</text:p>
          </table:table-cell>
        </table:table-row>
        <table:table-row table:style-name="ro1">
          <table:table-cell/>
          <table:table-cell office:value-type="float" office:value="1463773" calcext:value-type="float">
            <text:p>1463773</text:p>
          </table:table-cell>
          <table:table-cell office:value-type="float" office:value="1470386" calcext:value-type="float">
            <text:p>1470386</text:p>
          </table:table-cell>
          <table:table-cell/>
          <table:table-cell office:value-type="float" office:value="1537096" calcext:value-type="float">
            <text:p>1537096</text:p>
          </table:table-cell>
          <table:table-cell office:value-type="float" office:value="1548753" calcext:value-type="float">
            <text:p>1548753</text:p>
          </table:table-cell>
          <table:table-cell/>
          <table:table-cell office:value-type="float" office:value="1501477" calcext:value-type="float">
            <text:p>1501477</text:p>
          </table:table-cell>
          <table:table-cell office:value-type="float" office:value="1506510" calcext:value-type="float">
            <text:p>1506510</text:p>
          </table:table-cell>
          <table:table-cell/>
          <table:table-cell office:value-type="float" office:value="1521275" calcext:value-type="float">
            <text:p>1521275</text:p>
          </table:table-cell>
          <table:table-cell office:value-type="float" office:value="2863142" calcext:value-type="float">
            <text:p>2863142</text:p>
          </table:table-cell>
        </table:table-row>
        <table:table-row table:style-name="ro1">
          <table:table-cell/>
          <table:table-cell office:value-type="float" office:value="1516920" calcext:value-type="float">
            <text:p>1516920</text:p>
          </table:table-cell>
          <table:table-cell office:value-type="float" office:value="1521385" calcext:value-type="float">
            <text:p>1521385</text:p>
          </table:table-cell>
          <table:table-cell/>
          <table:table-cell office:value-type="float" office:value="1539361" calcext:value-type="float">
            <text:p>1539361</text:p>
          </table:table-cell>
          <table:table-cell office:value-type="float" office:value="1548759" calcext:value-type="float">
            <text:p>1548759</text:p>
          </table:table-cell>
          <table:table-cell/>
          <table:table-cell office:value-type="float" office:value="1520833" calcext:value-type="float">
            <text:p>1520833</text:p>
          </table:table-cell>
          <table:table-cell office:value-type="float" office:value="1524878" calcext:value-type="float">
            <text:p>1524878</text:p>
          </table:table-cell>
          <table:table-cell/>
          <table:table-cell office:value-type="float" office:value="1547067" calcext:value-type="float">
            <text:p>1547067</text:p>
          </table:table-cell>
          <table:table-cell office:value-type="float" office:value="2879944" calcext:value-type="float">
            <text:p>2879944</text:p>
          </table:table-cell>
        </table:table-row>
        <table:table-row table:style-name="ro1">
          <table:table-cell/>
          <table:table-cell office:value-type="float" office:value="1525970" calcext:value-type="float">
            <text:p>1525970</text:p>
          </table:table-cell>
          <table:table-cell office:value-type="float" office:value="1529402" calcext:value-type="float">
            <text:p>1529402</text:p>
          </table:table-cell>
          <table:table-cell/>
          <table:table-cell office:value-type="float" office:value="1533916" calcext:value-type="float">
            <text:p>1533916</text:p>
          </table:table-cell>
          <table:table-cell office:value-type="float" office:value="1549984" calcext:value-type="float">
            <text:p>1549984</text:p>
          </table:table-cell>
          <table:table-cell/>
          <table:table-cell office:value-type="float" office:value="1497419" calcext:value-type="float">
            <text:p>1497419</text:p>
          </table:table-cell>
          <table:table-cell office:value-type="float" office:value="2810730" calcext:value-type="float">
            <text:p>2810730</text:p>
          </table:table-cell>
          <table:table-cell/>
          <table:table-cell office:value-type="float" office:value="1499825" calcext:value-type="float">
            <text:p>1499825</text:p>
          </table:table-cell>
          <table:table-cell office:value-type="float" office:value="2886276" calcext:value-type="float">
            <text:p>2886276</text:p>
          </table:table-cell>
        </table:table-row>
        <table:table-row table:style-name="ro1">
          <table:table-cell/>
          <table:table-cell office:value-type="float" office:value="1524514" calcext:value-type="float">
            <text:p>1524514</text:p>
          </table:table-cell>
          <table:table-cell office:value-type="float" office:value="1530072" calcext:value-type="float">
            <text:p>1530072</text:p>
          </table:table-cell>
          <table:table-cell/>
          <table:table-cell office:value-type="float" office:value="1585032" calcext:value-type="float">
            <text:p>1585032</text:p>
          </table:table-cell>
          <table:table-cell office:value-type="float" office:value="1591192" calcext:value-type="float">
            <text:p>1591192</text:p>
          </table:table-cell>
          <table:table-cell/>
          <table:table-cell office:value-type="float" office:value="1501037" calcext:value-type="float">
            <text:p>1501037</text:p>
          </table:table-cell>
          <table:table-cell office:value-type="float" office:value="2815150" calcext:value-type="float">
            <text:p>2815150</text:p>
          </table:table-cell>
          <table:table-cell/>
          <table:table-cell office:value-type="float" office:value="1499607" calcext:value-type="float">
            <text:p>1499607</text:p>
          </table:table-cell>
          <table:table-cell office:value-type="float" office:value="2900563" calcext:value-type="float">
            <text:p>2900563</text:p>
          </table:table-cell>
        </table:table-row>
        <table:table-row table:style-name="ro1">
          <table:table-cell/>
          <table:table-cell office:value-type="float" office:value="1536737" calcext:value-type="float">
            <text:p>1536737</text:p>
          </table:table-cell>
          <table:table-cell office:value-type="float" office:value="1547907" calcext:value-type="float">
            <text:p>1547907</text:p>
          </table:table-cell>
          <table:table-cell/>
          <table:table-cell office:value-type="float" office:value="1610712" calcext:value-type="float">
            <text:p>1610712</text:p>
          </table:table-cell>
          <table:table-cell office:value-type="float" office:value="1610789" calcext:value-type="float">
            <text:p>1610789</text:p>
          </table:table-cell>
          <table:table-cell/>
          <table:table-cell office:value-type="float" office:value="1497501" calcext:value-type="float">
            <text:p>1497501</text:p>
          </table:table-cell>
          <table:table-cell office:value-type="float" office:value="2817425" calcext:value-type="float">
            <text:p>2817425</text:p>
          </table:table-cell>
          <table:table-cell/>
          <table:table-cell office:value-type="float" office:value="1495803" calcext:value-type="float">
            <text:p>1495803</text:p>
          </table:table-cell>
          <table:table-cell office:value-type="float" office:value="4328349" calcext:value-type="float">
            <text:p>4328349</text:p>
          </table:table-cell>
        </table:table-row>
        <table:table-row table:style-name="ro1">
          <table:table-cell/>
          <table:table-cell office:value-type="float" office:value="1497446" calcext:value-type="float">
            <text:p>1497446</text:p>
          </table:table-cell>
          <table:table-cell office:value-type="float" office:value="1503419" calcext:value-type="float">
            <text:p>1503419</text:p>
          </table:table-cell>
          <table:table-cell/>
          <table:table-cell office:value-type="float" office:value="1587811" calcext:value-type="float">
            <text:p>1587811</text:p>
          </table:table-cell>
          <table:table-cell office:value-type="float" office:value="1612980" calcext:value-type="float">
            <text:p>1612980</text:p>
          </table:table-cell>
          <table:table-cell/>
          <table:table-cell office:value-type="float" office:value="1504229" calcext:value-type="float">
            <text:p>1504229</text:p>
          </table:table-cell>
          <table:table-cell office:value-type="float" office:value="2714829" calcext:value-type="float">
            <text:p>2714829</text:p>
          </table:table-cell>
          <table:table-cell/>
          <table:table-cell office:value-type="float" office:value="1499136" calcext:value-type="float">
            <text:p>1499136</text:p>
          </table:table-cell>
          <table:table-cell office:value-type="float" office:value="4331324" calcext:value-type="float">
            <text:p>4331324</text:p>
          </table:table-cell>
        </table:table-row>
        <table:table-row table:style-name="ro1">
          <table:table-cell/>
          <table:table-cell office:value-type="float" office:value="1552105" calcext:value-type="float">
            <text:p>1552105</text:p>
          </table:table-cell>
          <table:table-cell office:value-type="float" office:value="1559237" calcext:value-type="float">
            <text:p>1559237</text:p>
          </table:table-cell>
          <table:table-cell/>
          <table:table-cell office:value-type="float" office:value="1595395" calcext:value-type="float">
            <text:p>1595395</text:p>
          </table:table-cell>
          <table:table-cell office:value-type="float" office:value="1614616" calcext:value-type="float">
            <text:p>1614616</text:p>
          </table:table-cell>
          <table:table-cell/>
          <table:table-cell office:value-type="float" office:value="1497179" calcext:value-type="float">
            <text:p>1497179</text:p>
          </table:table-cell>
          <table:table-cell office:value-type="float" office:value="2721386" calcext:value-type="float">
            <text:p>2721386</text:p>
          </table:table-cell>
          <table:table-cell/>
          <table:table-cell office:value-type="float" office:value="1489780" calcext:value-type="float">
            <text:p>1489780</text:p>
          </table:table-cell>
          <table:table-cell office:value-type="float" office:value="4334916" calcext:value-type="float">
            <text:p>4334916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180137" calcext:value-type="float">
            <text:p>1180137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978078" calcext:value-type="float">
            <text:p>978078</text:p>
          </table:table-cell>
          <table:table-cell/>
          <table:table-cell office:value-type="float" office:value="1505322" calcext:value-type="float">
            <text:p>1505322</text:p>
          </table:table-cell>
          <table:table-cell office:value-type="float" office:value="2725602" calcext:value-type="float">
            <text:p>2725602</text:p>
          </table:table-cell>
          <table:table-cell/>
          <table:table-cell office:value-type="float" office:value="1512449" calcext:value-type="float">
            <text:p>1512449</text:p>
          </table:table-cell>
          <table:table-cell office:value-type="float" office:value="4340119" calcext:value-type="float">
            <text:p>4340119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180743" calcext:value-type="float">
            <text:p>1180743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995156" calcext:value-type="float">
            <text:p>995156</text:p>
          </table:table-cell>
          <table:table-cell/>
          <table:table-cell office:value-type="float" office:value="1541983" calcext:value-type="float">
            <text:p>1541983</text:p>
          </table:table-cell>
          <table:table-cell office:value-type="float" office:value="2862641" calcext:value-type="float">
            <text:p>2862641</text:p>
          </table:table-cell>
          <table:table-cell/>
          <table:table-cell office:value-type="float" office:value="1500914" calcext:value-type="float">
            <text:p>1500914</text:p>
          </table:table-cell>
          <table:table-cell office:value-type="float" office:value="4346405" calcext:value-type="float">
            <text:p>4346405</text:p>
          </table:table-cell>
        </table:table-row>
        <table:table-row table:style-name="ro1">
          <table:table-cell/>
          <table:table-cell office:value-type="float" office:value="1502494" calcext:value-type="float">
            <text:p>1502494</text:p>
          </table:table-cell>
          <table:table-cell office:value-type="float" office:value="1505830" calcext:value-type="float">
            <text:p>1505830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995621" calcext:value-type="float">
            <text:p>995621</text:p>
          </table:table-cell>
          <table:table-cell/>
          <table:table-cell office:value-type="float" office:value="1539455" calcext:value-type="float">
            <text:p>1539455</text:p>
          </table:table-cell>
          <table:table-cell office:value-type="float" office:value="2764406" calcext:value-type="float">
            <text:p>2764406</text:p>
          </table:table-cell>
          <table:table-cell/>
          <table:table-cell office:value-type="float" office:value="1500867" calcext:value-type="float">
            <text:p>1500867</text:p>
          </table:table-cell>
          <table:table-cell office:value-type="float" office:value="4362926" calcext:value-type="float">
            <text:p>4362926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181404" calcext:value-type="float">
            <text:p>1181404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995862" calcext:value-type="float">
            <text:p>995862</text:p>
          </table:table-cell>
          <table:table-cell/>
          <table:table-cell office:value-type="float" office:value="1507139" calcext:value-type="float">
            <text:p>1507139</text:p>
          </table:table-cell>
          <table:table-cell office:value-type="float" office:value="2927304" calcext:value-type="float">
            <text:p>2927304</text:p>
          </table:table-cell>
          <table:table-cell/>
          <table:table-cell office:value-type="float" office:value="1498145" calcext:value-type="float">
            <text:p>1498145</text:p>
          </table:table-cell>
          <table:table-cell office:value-type="float" office:value="4380799" calcext:value-type="float">
            <text:p>4380799</text:p>
          </table:table-cell>
        </table:table-row>
        <table:table-row table:style-name="ro1">
          <table:table-cell/>
          <table:table-cell office:value-type="float" office:value="1500450" calcext:value-type="float">
            <text:p>1500450</text:p>
          </table:table-cell>
          <table:table-cell office:value-type="float" office:value="1506533" calcext:value-type="float">
            <text:p>1506533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996532" calcext:value-type="float">
            <text:p>996532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2806773" calcext:value-type="float">
            <text:p>2806773</text:p>
          </table:table-cell>
          <table:table-cell/>
          <table:table-cell office:value-type="float" office:value="1494428" calcext:value-type="float">
            <text:p>1494428</text:p>
          </table:table-cell>
          <table:table-cell office:value-type="float" office:value="5658786" calcext:value-type="float">
            <text:p>5658786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181806" calcext:value-type="float">
            <text:p>1181806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181806" calcext:value-type="float">
            <text:p>1181806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2817562" calcext:value-type="float">
            <text:p>2817562</text:p>
          </table:table-cell>
          <table:table-cell/>
          <table:table-cell office:value-type="float" office:value="1483475" calcext:value-type="float">
            <text:p>1483475</text:p>
          </table:table-cell>
          <table:table-cell office:value-type="float" office:value="5659352" calcext:value-type="float">
            <text:p>5659352</text:p>
          </table:table-cell>
        </table:table-row>
        <table:table-row table:style-name="ro1">
          <table:table-cell/>
          <table:table-cell office:value-type="float" office:value="1502751" calcext:value-type="float">
            <text:p>1502751</text:p>
          </table:table-cell>
          <table:table-cell office:value-type="float" office:value="1507357" calcext:value-type="float">
            <text:p>1507357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180137" calcext:value-type="float">
            <text:p>1180137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2823697" calcext:value-type="float">
            <text:p>2823697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5460921" calcext:value-type="float">
            <text:p>5460921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182524" calcext:value-type="float">
            <text:p>118252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180743" calcext:value-type="float">
            <text:p>1180743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2824483" calcext:value-type="float">
            <text:p>282448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5461163" calcext:value-type="float">
            <text:p>5461163</text:p>
          </table:table-cell>
        </table:table-row>
        <table:table-row table:style-name="ro1">
          <table:table-cell/>
          <table:table-cell office:value-type="float" office:value="1523260" calcext:value-type="float">
            <text:p>1523260</text:p>
          </table:table-cell>
          <table:table-cell office:value-type="float" office:value="1525847" calcext:value-type="float">
            <text:p>1525847</text:p>
          </table:table-cell>
          <table:table-cell/>
          <table:table-cell office:value-type="float" office:value="1470759" calcext:value-type="float">
            <text:p>1470759</text:p>
          </table:table-cell>
          <table:table-cell office:value-type="float" office:value="1478958" calcext:value-type="float">
            <text:p>1478958</text:p>
          </table:table-cell>
          <table:table-cell/>
          <table:table-cell office:value-type="float" office:value="1556937" calcext:value-type="float">
            <text:p>1556937</text:p>
          </table:table-cell>
          <table:table-cell office:value-type="float" office:value="2948506" calcext:value-type="float">
            <text:p>2948506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5461691" calcext:value-type="float">
            <text:p>5461691</text:p>
          </table:table-cell>
        </table:table-row>
        <table:table-row table:style-name="ro1">
          <table:table-cell/>
          <table:table-cell office:value-type="float" office:value="1522151" calcext:value-type="float">
            <text:p>1522151</text:p>
          </table:table-cell>
          <table:table-cell office:value-type="float" office:value="1522132" calcext:value-type="float">
            <text:p>1522132</text:p>
          </table:table-cell>
          <table:table-cell/>
          <table:table-cell office:value-type="float" office:value="1547527" calcext:value-type="float">
            <text:p>1547527</text:p>
          </table:table-cell>
          <table:table-cell office:value-type="float" office:value="1552808" calcext:value-type="float">
            <text:p>155280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825289" calcext:value-type="float">
            <text:p>2825289</text:p>
          </table:table-cell>
          <table:table-cell/>
          <table:table-cell office:value-type="float" office:value="1491039" calcext:value-type="float">
            <text:p>1491039</text:p>
          </table:table-cell>
          <table:table-cell office:value-type="float" office:value="5661222" calcext:value-type="float">
            <text:p>5661222</text:p>
          </table:table-cell>
        </table:table-row>
        <table:table-row table:style-name="ro1">
          <table:table-cell/>
          <table:table-cell office:value-type="float" office:value="1520715" calcext:value-type="float">
            <text:p>1520715</text:p>
          </table:table-cell>
          <table:table-cell office:value-type="float" office:value="2593736" calcext:value-type="float">
            <text:p>2593736</text:p>
          </table:table-cell>
          <table:table-cell/>
          <table:table-cell office:value-type="float" office:value="1439431" calcext:value-type="float">
            <text:p>1439431</text:p>
          </table:table-cell>
          <table:table-cell office:value-type="float" office:value="1447602" calcext:value-type="float">
            <text:p>1447602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2825445" calcext:value-type="float">
            <text:p>2825445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5462343" calcext:value-type="float">
            <text:p>5462343</text:p>
          </table:table-cell>
        </table:table-row>
        <table:table-row table:style-name="ro1">
          <table:table-cell/>
          <table:table-cell office:value-type="float" office:value="1525898" calcext:value-type="float">
            <text:p>1525898</text:p>
          </table:table-cell>
          <table:table-cell office:value-type="float" office:value="2603744" calcext:value-type="float">
            <text:p>2603744</text:p>
          </table:table-cell>
          <table:table-cell/>
          <table:table-cell office:value-type="float" office:value="1452222" calcext:value-type="float">
            <text:p>1452222</text:p>
          </table:table-cell>
          <table:table-cell office:value-type="float" office:value="1458545" calcext:value-type="float">
            <text:p>145854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826102" calcext:value-type="float">
            <text:p>2826102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5462780" calcext:value-type="float">
            <text:p>5462780</text:p>
          </table:table-cell>
        </table:table-row>
        <table:table-row table:style-name="ro1">
          <table:table-cell/>
          <table:table-cell office:value-type="float" office:value="1540194" calcext:value-type="float">
            <text:p>1540194</text:p>
          </table:table-cell>
          <table:table-cell office:value-type="float" office:value="2616442" calcext:value-type="float">
            <text:p>2616442</text:p>
          </table:table-cell>
          <table:table-cell/>
          <table:table-cell office:value-type="float" office:value="1523260" calcext:value-type="float">
            <text:p>1523260</text:p>
          </table:table-cell>
          <table:table-cell office:value-type="float" office:value="1525847" calcext:value-type="float">
            <text:p>1525847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2826272" calcext:value-type="float">
            <text:p>2826272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5462780" calcext:value-type="float">
            <text:p>5462780</text:p>
          </table:table-cell>
        </table:table-row>
        <table:table-row table:style-name="ro1">
          <table:table-cell/>
          <table:table-cell office:value-type="float" office:value="1531701" calcext:value-type="float">
            <text:p>1531701</text:p>
          </table:table-cell>
          <table:table-cell office:value-type="float" office:value="2633759" calcext:value-type="float">
            <text:p>2633759</text:p>
          </table:table-cell>
          <table:table-cell/>
          <table:table-cell office:value-type="float" office:value="1522151" calcext:value-type="float">
            <text:p>1522151</text:p>
          </table:table-cell>
          <table:table-cell office:value-type="float" office:value="1522132" calcext:value-type="float">
            <text:p>1522132</text:p>
          </table:table-cell>
          <table:table-cell/>
          <table:table-cell office:value-type="float" office:value="1508724" calcext:value-type="float">
            <text:p>1508724</text:p>
          </table:table-cell>
          <table:table-cell office:value-type="float" office:value="3001715" calcext:value-type="float">
            <text:p>3001715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5463544" calcext:value-type="float">
            <text:p>5463544</text:p>
          </table:table-cell>
        </table:table-row>
        <table:table-row table:style-name="ro1">
          <table:table-cell/>
          <table:table-cell office:value-type="float" office:value="1503236" calcext:value-type="float">
            <text:p>1503236</text:p>
          </table:table-cell>
          <table:table-cell office:value-type="float" office:value="2679997" calcext:value-type="float">
            <text:p>2679997</text:p>
          </table:table-cell>
          <table:table-cell/>
          <table:table-cell office:value-type="float" office:value="1430147" calcext:value-type="float">
            <text:p>1430147</text:p>
          </table:table-cell>
          <table:table-cell office:value-type="float" office:value="1434054" calcext:value-type="float">
            <text:p>1434054</text:p>
          </table:table-cell>
          <table:table-cell/>
          <table:table-cell office:value-type="float" office:value="1543350" calcext:value-type="float">
            <text:p>1543350</text:p>
          </table:table-cell>
          <table:table-cell office:value-type="float" office:value="3035637" calcext:value-type="float">
            <text:p>3035637</text:p>
          </table:table-cell>
          <table:table-cell/>
          <table:table-cell office:value-type="float" office:value="1514814" calcext:value-type="float">
            <text:p>1514814</text:p>
          </table:table-cell>
          <table:table-cell office:value-type="float" office:value="5681859" calcext:value-type="float">
            <text:p>5681859</text:p>
          </table:table-cell>
        </table:table-row>
        <table:table-row table:style-name="ro1">
          <table:table-cell/>
          <table:table-cell office:value-type="float" office:value="1515597" calcext:value-type="float">
            <text:p>1515597</text:p>
          </table:table-cell>
          <table:table-cell office:value-type="float" office:value="2687330" calcext:value-type="float">
            <text:p>2687330</text:p>
          </table:table-cell>
          <table:table-cell/>
          <table:table-cell office:value-type="float" office:value="1476122" calcext:value-type="float">
            <text:p>1476122</text:p>
          </table:table-cell>
          <table:table-cell office:value-type="float" office:value="1478164" calcext:value-type="float">
            <text:p>1478164</text:p>
          </table:table-cell>
          <table:table-cell/>
          <table:table-cell office:value-type="float" office:value="1494947" calcext:value-type="float">
            <text:p>1494947</text:p>
          </table:table-cell>
          <table:table-cell office:value-type="float" office:value="4079191" calcext:value-type="float">
            <text:p>4079191</text:p>
          </table:table-cell>
          <table:table-cell/>
          <table:table-cell office:value-type="float" office:value="1485646" calcext:value-type="float">
            <text:p>1485646</text:p>
          </table:table-cell>
          <table:table-cell office:value-type="float" office:value="5684235" calcext:value-type="float">
            <text:p>5684235</text:p>
          </table:table-cell>
        </table:table-row>
        <table:table-row table:style-name="ro1">
          <table:table-cell/>
          <table:table-cell office:value-type="float" office:value="1501936" calcext:value-type="float">
            <text:p>1501936</text:p>
          </table:table-cell>
          <table:table-cell office:value-type="float" office:value="2688599" calcext:value-type="float">
            <text:p>2688599</text:p>
          </table:table-cell>
          <table:table-cell/>
          <table:table-cell office:value-type="float" office:value="1477373" calcext:value-type="float">
            <text:p>1477373</text:p>
          </table:table-cell>
          <table:table-cell office:value-type="float" office:value="1482425" calcext:value-type="float">
            <text:p>1482425</text:p>
          </table:table-cell>
          <table:table-cell/>
          <table:table-cell office:value-type="float" office:value="1501450" calcext:value-type="float">
            <text:p>1501450</text:p>
          </table:table-cell>
          <table:table-cell office:value-type="float" office:value="4081215" calcext:value-type="float">
            <text:p>4081215</text:p>
          </table:table-cell>
          <table:table-cell/>
          <table:table-cell office:value-type="float" office:value="1524540" calcext:value-type="float">
            <text:p>1524540</text:p>
          </table:table-cell>
          <table:table-cell office:value-type="float" office:value="5706697" calcext:value-type="float">
            <text:p>5706697</text:p>
          </table:table-cell>
        </table:table-row>
        <table:table-row table:style-name="ro1">
          <table:table-cell/>
          <table:table-cell office:value-type="float" office:value="1609937" calcext:value-type="float">
            <text:p>1609937</text:p>
          </table:table-cell>
          <table:table-cell office:value-type="float" office:value="2712742" calcext:value-type="float">
            <text:p>2712742</text:p>
          </table:table-cell>
          <table:table-cell/>
          <table:table-cell office:value-type="float" office:value="1549737" calcext:value-type="float">
            <text:p>1549737</text:p>
          </table:table-cell>
          <table:table-cell office:value-type="float" office:value="1557890" calcext:value-type="float">
            <text:p>1557890</text:p>
          </table:table-cell>
          <table:table-cell/>
          <table:table-cell office:value-type="float" office:value="1495815" calcext:value-type="float">
            <text:p>1495815</text:p>
          </table:table-cell>
          <table:table-cell office:value-type="float" office:value="4108787" calcext:value-type="float">
            <text:p>4108787</text:p>
          </table:table-cell>
          <table:table-cell/>
          <table:table-cell office:value-type="float" office:value="1492369" calcext:value-type="float">
            <text:p>1492369</text:p>
          </table:table-cell>
          <table:table-cell office:value-type="float" office:value="4955374" calcext:value-type="float">
            <text:p>4955374</text:p>
          </table:table-cell>
        </table:table-row>
        <table:table-row table:style-name="ro1">
          <table:table-cell/>
          <table:table-cell office:value-type="float" office:value="1434262" calcext:value-type="float">
            <text:p>1434262</text:p>
          </table:table-cell>
          <table:table-cell office:value-type="float" office:value="2704533" calcext:value-type="float">
            <text:p>2704533</text:p>
          </table:table-cell>
          <table:table-cell/>
          <table:table-cell office:value-type="float" office:value="1437977" calcext:value-type="float">
            <text:p>1437977</text:p>
          </table:table-cell>
          <table:table-cell office:value-type="float" office:value="1442251" calcext:value-type="float">
            <text:p>1442251</text:p>
          </table:table-cell>
          <table:table-cell/>
          <table:table-cell office:value-type="float" office:value="1522906" calcext:value-type="float">
            <text:p>1522906</text:p>
          </table:table-cell>
          <table:table-cell office:value-type="float" office:value="4166730" calcext:value-type="float">
            <text:p>4166730</text:p>
          </table:table-cell>
          <table:table-cell/>
          <table:table-cell office:value-type="float" office:value="1492624" calcext:value-type="float">
            <text:p>1492624</text:p>
          </table:table-cell>
          <table:table-cell office:value-type="float" office:value="4955826" calcext:value-type="float">
            <text:p>4955826</text:p>
          </table:table-cell>
        </table:table-row>
        <table:table-row table:style-name="ro1">
          <table:table-cell/>
          <table:table-cell office:value-type="float" office:value="1482810" calcext:value-type="float">
            <text:p>1482810</text:p>
          </table:table-cell>
          <table:table-cell office:value-type="float" office:value="2742902" calcext:value-type="float">
            <text:p>2742902</text:p>
          </table:table-cell>
          <table:table-cell/>
          <table:table-cell office:value-type="float" office:value="1523260" calcext:value-type="float">
            <text:p>1523260</text:p>
          </table:table-cell>
          <table:table-cell office:value-type="float" office:value="1525847" calcext:value-type="float">
            <text:p>1525847</text:p>
          </table:table-cell>
          <table:table-cell/>
          <table:table-cell office:value-type="float" office:value="1499638" calcext:value-type="float">
            <text:p>1499638</text:p>
          </table:table-cell>
          <table:table-cell office:value-type="float" office:value="2348533" calcext:value-type="float">
            <text:p>2348533</text:p>
          </table:table-cell>
          <table:table-cell/>
          <table:table-cell office:value-type="float" office:value="1500099" calcext:value-type="float">
            <text:p>1500099</text:p>
          </table:table-cell>
          <table:table-cell office:value-type="float" office:value="5007207" calcext:value-type="float">
            <text:p>5007207</text:p>
          </table:table-cell>
        </table:table-row>
        <table:table-row table:style-name="ro1">
          <table:table-cell/>
          <table:table-cell office:value-type="float" office:value="1474904" calcext:value-type="float">
            <text:p>1474904</text:p>
          </table:table-cell>
          <table:table-cell office:value-type="float" office:value="2748511" calcext:value-type="float">
            <text:p>2748511</text:p>
          </table:table-cell>
          <table:table-cell/>
          <table:table-cell office:value-type="float" office:value="1531481" calcext:value-type="float">
            <text:p>1531481</text:p>
          </table:table-cell>
          <table:table-cell office:value-type="float" office:value="1546378" calcext:value-type="float">
            <text:p>1546378</text:p>
          </table:table-cell>
          <table:table-cell/>
          <table:table-cell office:value-type="float" office:value="1534286" calcext:value-type="float">
            <text:p>1534286</text:p>
          </table:table-cell>
          <table:table-cell office:value-type="float" office:value="2359710" calcext:value-type="float">
            <text:p>2359710</text:p>
          </table:table-cell>
          <table:table-cell/>
          <table:table-cell office:value-type="float" office:value="1488019" calcext:value-type="float">
            <text:p>1488019</text:p>
          </table:table-cell>
          <table:table-cell office:value-type="float" office:value="4524032" calcext:value-type="float">
            <text:p>4524032</text:p>
          </table:table-cell>
        </table:table-row>
        <table:table-row table:style-name="ro1">
          <table:table-cell/>
          <table:table-cell office:value-type="float" office:value="1477360" calcext:value-type="float">
            <text:p>1477360</text:p>
          </table:table-cell>
          <table:table-cell office:value-type="float" office:value="2781003" calcext:value-type="float">
            <text:p>2781003</text:p>
          </table:table-cell>
          <table:table-cell table:number-columns-repeated="4"/>
          <table:table-cell office:value-type="float" office:value="1569020" calcext:value-type="float">
            <text:p>1569020</text:p>
          </table:table-cell>
          <table:table-cell office:value-type="float" office:value="2446301" calcext:value-type="float">
            <text:p>2446301</text:p>
          </table:table-cell>
          <table:table-cell/>
          <table:table-cell office:value-type="float" office:value="1479853" calcext:value-type="float">
            <text:p>1479853</text:p>
          </table:table-cell>
          <table:table-cell office:value-type="float" office:value="4560673" calcext:value-type="float">
            <text:p>4560673</text:p>
          </table:table-cell>
        </table:table-row>
        <table:table-row table:style-name="ro1">
          <table:table-cell/>
          <table:table-cell office:value-type="float" office:value="1471720" calcext:value-type="float">
            <text:p>1471720</text:p>
          </table:table-cell>
          <table:table-cell office:value-type="float" office:value="2786050" calcext:value-type="float">
            <text:p>2786050</text:p>
          </table:table-cell>
          <table:table-cell table:number-columns-repeated="4"/>
          <table:table-cell office:value-type="float" office:value="1605842" calcext:value-type="float">
            <text:p>1605842</text:p>
          </table:table-cell>
          <table:table-cell office:value-type="float" office:value="2518486" calcext:value-type="float">
            <text:p>2518486</text:p>
          </table:table-cell>
          <table:table-cell/>
          <table:table-cell office:value-type="float" office:value="1538475" calcext:value-type="float">
            <text:p>1538475</text:p>
          </table:table-cell>
          <table:table-cell office:value-type="float" office:value="4645853" calcext:value-type="float">
            <text:p>4645853</text:p>
          </table:table-cell>
        </table:table-row>
        <table:table-row table:style-name="ro1">
          <table:table-cell/>
          <table:table-cell office:value-type="float" office:value="1511740" calcext:value-type="float">
            <text:p>1511740</text:p>
          </table:table-cell>
          <table:table-cell office:value-type="float" office:value="2788761" calcext:value-type="float">
            <text:p>2788761</text:p>
          </table:table-cell>
          <table:table-cell table:number-columns-repeated="4"/>
          <table:table-cell office:value-type="float" office:value="1493499" calcext:value-type="float">
            <text:p>1493499</text:p>
          </table:table-cell>
          <table:table-cell office:value-type="float" office:value="3551263" calcext:value-type="float">
            <text:p>3551263</text:p>
          </table:table-cell>
          <table:table-cell/>
          <table:table-cell office:value-type="float" office:value="1493475" calcext:value-type="float">
            <text:p>1493475</text:p>
          </table:table-cell>
          <table:table-cell office:value-type="float" office:value="3944981" calcext:value-type="float">
            <text:p>3944981</text:p>
          </table:table-cell>
        </table:table-row>
        <table:table-row table:style-name="ro1">
          <table:table-cell/>
          <table:table-cell office:value-type="float" office:value="1500135" calcext:value-type="float">
            <text:p>1500135</text:p>
          </table:table-cell>
          <table:table-cell office:value-type="float" office:value="2793512" calcext:value-type="float">
            <text:p>2793512</text:p>
          </table:table-cell>
          <table:table-cell table:number-columns-repeated="4"/>
          <table:table-cell office:value-type="float" office:value="1505451" calcext:value-type="float">
            <text:p>1505451</text:p>
          </table:table-cell>
          <table:table-cell office:value-type="float" office:value="1617347" calcext:value-type="float">
            <text:p>1617347</text:p>
          </table:table-cell>
          <table:table-cell/>
          <table:table-cell office:value-type="float" office:value="1494839" calcext:value-type="float">
            <text:p>1494839</text:p>
          </table:table-cell>
          <table:table-cell office:value-type="float" office:value="3440154" calcext:value-type="float">
            <text:p>3440154</text:p>
          </table:table-cell>
        </table:table-row>
        <table:table-row table:style-name="ro1">
          <table:table-cell/>
          <table:table-cell office:value-type="float" office:value="1510480" calcext:value-type="float">
            <text:p>1510480</text:p>
          </table:table-cell>
          <table:table-cell office:value-type="float" office:value="2804886" calcext:value-type="float">
            <text:p>2804886</text:p>
          </table:table-cell>
          <table:table-cell table:number-columns-repeated="4"/>
          <table:table-cell office:value-type="float" office:value="1508747" calcext:value-type="float">
            <text:p>1508747</text:p>
          </table:table-cell>
          <table:table-cell office:value-type="float" office:value="1659910" calcext:value-type="float">
            <text:p>1659910</text:p>
          </table:table-cell>
          <table:table-cell/>
          <table:table-cell office:value-type="float" office:value="1496713" calcext:value-type="float">
            <text:p>1496713</text:p>
          </table:table-cell>
          <table:table-cell office:value-type="float" office:value="3456608" calcext:value-type="float">
            <text:p>3456608</text:p>
          </table:table-cell>
        </table:table-row>
        <table:table-row table:style-name="ro1">
          <table:table-cell/>
          <table:table-cell office:value-type="float" office:value="1430147" calcext:value-type="float">
            <text:p>1430147</text:p>
          </table:table-cell>
          <table:table-cell office:value-type="float" office:value="1434054" calcext:value-type="float">
            <text:p>1434054</text:p>
          </table:table-cell>
          <table:table-cell table:number-columns-repeated="4"/>
          <table:table-cell office:value-type="float" office:value="1544555" calcext:value-type="float">
            <text:p>1544555</text:p>
          </table:table-cell>
          <table:table-cell office:value-type="float" office:value="1674523" calcext:value-type="float">
            <text:p>1674523</text:p>
          </table:table-cell>
          <table:table-cell/>
          <table:table-cell office:value-type="float" office:value="1491959" calcext:value-type="float">
            <text:p>1491959</text:p>
          </table:table-cell>
          <table:table-cell office:value-type="float" office:value="3489032" calcext:value-type="float">
            <text:p>3489032</text:p>
          </table:table-cell>
        </table:table-row>
        <table:table-row table:style-name="ro1">
          <table:table-cell/>
          <table:table-cell office:value-type="float" office:value="1476122" calcext:value-type="float">
            <text:p>1476122</text:p>
          </table:table-cell>
          <table:table-cell office:value-type="float" office:value="1478164" calcext:value-type="float">
            <text:p>1478164</text:p>
          </table:table-cell>
          <table:table-cell table:number-columns-repeated="4"/>
          <table:table-cell office:value-type="float" office:value="1539959" calcext:value-type="float">
            <text:p>1539959</text:p>
          </table:table-cell>
          <table:table-cell office:value-type="float" office:value="1684284" calcext:value-type="float">
            <text:p>1684284</text:p>
          </table:table-cell>
          <table:table-cell/>
          <table:table-cell office:value-type="float" office:value="1498525" calcext:value-type="float">
            <text:p>1498525</text:p>
          </table:table-cell>
          <table:table-cell office:value-type="float" office:value="3506933" calcext:value-type="float">
            <text:p>3506933</text:p>
          </table:table-cell>
        </table:table-row>
        <table:table-row table:style-name="ro1">
          <table:table-cell/>
          <table:table-cell office:value-type="float" office:value="1477373" calcext:value-type="float">
            <text:p>1477373</text:p>
          </table:table-cell>
          <table:table-cell office:value-type="float" office:value="1482425" calcext:value-type="float">
            <text:p>1482425</text:p>
          </table:table-cell>
          <table:table-cell table:number-columns-repeated="4"/>
          <table:table-cell office:value-type="float" office:value="1501876" calcext:value-type="float">
            <text:p>1501876</text:p>
          </table:table-cell>
          <table:table-cell office:value-type="float" office:value="1850373" calcext:value-type="float">
            <text:p>1850373</text:p>
          </table:table-cell>
          <table:table-cell/>
          <table:table-cell office:value-type="float" office:value="1486620" calcext:value-type="float">
            <text:p>1486620</text:p>
          </table:table-cell>
          <table:table-cell office:value-type="float" office:value="3575485" calcext:value-type="float">
            <text:p>3575485</text:p>
          </table:table-cell>
        </table:table-row>
        <table:table-row table:style-name="ro1">
          <table:table-cell/>
          <table:table-cell office:value-type="float" office:value="1553303" calcext:value-type="float">
            <text:p>1553303</text:p>
          </table:table-cell>
          <table:table-cell office:value-type="float" office:value="1557923" calcext:value-type="float">
            <text:p>1557923</text:p>
          </table:table-cell>
          <table:table-cell table:number-columns-repeated="4"/>
          <table:table-cell office:value-type="float" office:value="1514856" calcext:value-type="float">
            <text:p>1514856</text:p>
          </table:table-cell>
          <table:table-cell office:value-type="float" office:value="1874541" calcext:value-type="float">
            <text:p>1874541</text:p>
          </table:table-cell>
          <table:table-cell/>
          <table:table-cell office:value-type="float" office:value="1491021" calcext:value-type="float">
            <text:p>1491021</text:p>
          </table:table-cell>
          <table:table-cell office:value-type="float" office:value="2947758" calcext:value-type="float">
            <text:p>2947758</text:p>
          </table:table-cell>
        </table:table-row>
        <table:table-row table:style-name="ro1">
          <table:table-cell/>
          <table:table-cell office:value-type="float" office:value="1552741" calcext:value-type="float">
            <text:p>1552741</text:p>
          </table:table-cell>
          <table:table-cell office:value-type="float" office:value="1559490" calcext:value-type="float">
            <text:p>1559490</text:p>
          </table:table-cell>
          <table:table-cell table:number-columns-repeated="4"/>
          <table:table-cell office:value-type="float" office:value="1526034" calcext:value-type="float">
            <text:p>1526034</text:p>
          </table:table-cell>
          <table:table-cell office:value-type="float" office:value="1972144" calcext:value-type="float">
            <text:p>1972144</text:p>
          </table:table-cell>
          <table:table-cell/>
          <table:table-cell office:value-type="float" office:value="1495133" calcext:value-type="float">
            <text:p>1495133</text:p>
          </table:table-cell>
          <table:table-cell office:value-type="float" office:value="2984021" calcext:value-type="float">
            <text:p>2984021</text:p>
          </table:table-cell>
        </table:table-row>
        <table:table-row table:style-name="ro1">
          <table:table-cell/>
          <table:table-cell office:value-type="float" office:value="1558573" calcext:value-type="float">
            <text:p>1558573</text:p>
          </table:table-cell>
          <table:table-cell office:value-type="float" office:value="1564586" calcext:value-type="float">
            <text:p>1564586</text:p>
          </table:table-cell>
          <table:table-cell table:number-columns-repeated="4"/>
          <table:table-cell office:value-type="float" office:value="1565229" calcext:value-type="float">
            <text:p>1565229</text:p>
          </table:table-cell>
          <table:table-cell office:value-type="float" office:value="2083694" calcext:value-type="float">
            <text:p>2083694</text:p>
          </table:table-cell>
          <table:table-cell/>
          <table:table-cell office:value-type="float" office:value="1497480" calcext:value-type="float">
            <text:p>1497480</text:p>
          </table:table-cell>
          <table:table-cell office:value-type="float" office:value="3780805" calcext:value-type="float">
            <text:p>3780805</text:p>
          </table:table-cell>
        </table:table-row>
        <table:table-row table:style-name="ro1">
          <table:table-cell/>
          <table:table-cell office:value-type="float" office:value="1562292" calcext:value-type="float">
            <text:p>1562292</text:p>
          </table:table-cell>
          <table:table-cell office:value-type="float" office:value="1569432" calcext:value-type="float">
            <text:p>1569432</text:p>
          </table:table-cell>
          <table:table-cell table:number-columns-repeated="4"/>
          <table:table-cell office:value-type="float" office:value="1503344" calcext:value-type="float">
            <text:p>1503344</text:p>
          </table:table-cell>
          <table:table-cell office:value-type="float" office:value="1506896" calcext:value-type="float">
            <text:p>1506896</text:p>
          </table:table-cell>
          <table:table-cell/>
          <table:table-cell office:value-type="float" office:value="1488927" calcext:value-type="float">
            <text:p>1488927</text:p>
          </table:table-cell>
          <table:table-cell office:value-type="float" office:value="3782771" calcext:value-type="float">
            <text:p>3782771</text:p>
          </table:table-cell>
        </table:table-row>
        <table:table-row table:style-name="ro1">
          <table:table-cell/>
          <table:table-cell office:value-type="float" office:value="1549737" calcext:value-type="float">
            <text:p>1549737</text:p>
          </table:table-cell>
          <table:table-cell office:value-type="float" office:value="1557890" calcext:value-type="float">
            <text:p>1557890</text:p>
          </table:table-cell>
          <table:table-cell table:number-columns-repeated="4"/>
          <table:table-cell office:value-type="float" office:value="1506426" calcext:value-type="float">
            <text:p>1506426</text:p>
          </table:table-cell>
          <table:table-cell office:value-type="float" office:value="1508851" calcext:value-type="float">
            <text:p>1508851</text:p>
          </table:table-cell>
          <table:table-cell/>
          <table:table-cell office:value-type="float" office:value="1493481" calcext:value-type="float">
            <text:p>1493481</text:p>
          </table:table-cell>
          <table:table-cell office:value-type="float" office:value="3823340" calcext:value-type="float">
            <text:p>3823340</text:p>
          </table:table-cell>
        </table:table-row>
        <table:table-row table:style-name="ro1">
          <table:table-cell/>
          <table:table-cell office:value-type="float" office:value="1537025" calcext:value-type="float">
            <text:p>1537025</text:p>
          </table:table-cell>
          <table:table-cell office:value-type="float" office:value="1541435" calcext:value-type="float">
            <text:p>1541435</text:p>
          </table:table-cell>
          <table:table-cell table:number-columns-repeated="4"/>
          <table:table-cell office:value-type="float" office:value="1507544" calcext:value-type="float">
            <text:p>1507544</text:p>
          </table:table-cell>
          <table:table-cell office:value-type="float" office:value="1510008" calcext:value-type="float">
            <text:p>1510008</text:p>
          </table:table-cell>
          <table:table-cell/>
          <table:table-cell office:value-type="float" office:value="1502567" calcext:value-type="float">
            <text:p>1502567</text:p>
          </table:table-cell>
          <table:table-cell office:value-type="float" office:value="3869590" calcext:value-type="float">
            <text:p>3869590</text:p>
          </table:table-cell>
        </table:table-row>
        <table:table-row table:style-name="ro1">
          <table:table-cell table:number-columns-repeated="10"/>
          <table:table-cell office:value-type="float" office:value="1503591" calcext:value-type="float">
            <text:p>1503591</text:p>
          </table:table-cell>
          <table:table-cell office:value-type="float" office:value="3970117" calcext:value-type="float">
            <text:p>3970117</text:p>
          </table:table-cell>
        </table:table-row>
        <table:table-row table:style-name="ro1">
          <table:table-cell table:number-columns-repeated="10"/>
          <table:table-cell office:value-type="float" office:value="1498701" calcext:value-type="float">
            <text:p>1498701</text:p>
          </table:table-cell>
          <table:table-cell office:value-type="float" office:value="6604577" calcext:value-type="float">
            <text:p>6604577</text:p>
          </table:table-cell>
        </table:table-row>
        <table:table-row table:style-name="ro1">
          <table:table-cell table:number-columns-repeated="10"/>
          <table:table-cell office:value-type="float" office:value="1497434" calcext:value-type="float">
            <text:p>1497434</text:p>
          </table:table-cell>
          <table:table-cell office:value-type="float" office:value="5689217" calcext:value-type="float">
            <text:p>5689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00/00/0000</text:date>, <text:time style:data-style-name="N2" text:time-value="13:26:27.614090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3:26:31.615655932</meta:creation-date>
    <meta:editing-duration>PT15M53S</meta:editing-duration>
    <meta:editing-cycles>6</meta:editing-cycles>
    <meta:generator>LibreOffice/5.3.6.1$Linux_X86_64 LibreOffice_project/30$Build-1</meta:generator>
    <dc:date>2019-10-28T13:54:23.406762888</dc:date>
    <meta:document-statistic meta:table-count="1" meta:cell-count="494" meta:object-count="0"/>
  </office:meta>
</office:document-meta>
</file>